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4pt" officeooo:rsid="000061db" officeooo:paragraph-rsid="000061db" style:font-size-asian="14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4pt" officeooo:rsid="00020a1e" officeooo:paragraph-rsid="00020a1e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4pt" officeooo:rsid="00020a1e" officeooo:paragraph-rsid="0002717d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4pt" officeooo:rsid="00013386" officeooo:paragraph-rsid="000061db" style:font-size-asian="14pt" style:font-size-complex="14pt"/>
    </style:style>
    <style:style style:name="P5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fo:font-size="14pt" fo:font-weight="bold" officeooo:rsid="000663a9" officeooo:paragraph-rsid="000663a9" style:font-size-asian="14pt" style:font-weight-asian="bold" style:font-size-complex="14pt" style:font-weight-complex="bold"/>
    </style:style>
    <style:style style:name="T1" style:family="text">
      <style:text-properties officeooo:rsid="00030ef8"/>
    </style:style>
    <style:style style:name="T2" style:family="text">
      <style:text-properties officeooo:rsid="00020a1e"/>
    </style:style>
    <style:style style:name="T3" style:family="text">
      <style:text-properties officeooo:rsid="000251e5"/>
    </style:style>
    <style:style style:name="T4" style:family="text">
      <style:text-properties officeooo:rsid="0002717d"/>
    </style:style>
    <style:style style:name="T5" style:family="text">
      <style:text-properties officeooo:rsid="00045d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Уже совсем не актуально</text:p>
      <text:p text:style-name="P4"/>
      <text:p text:style-name="P4">База данных — архив поставок <text:span text:style-name="T1">компании</text:span>. </text:p>
      <text:p text:style-name="P1">Требуется информация о поставках. Необходимо хранить историю изменения стоимости товаров, которые были включены в поставку, сохраняя начальную и конечную дату для стоимости. Необходима информация о дате поставки, комментарии заказчика к поставке и адресе, куда были доставлены товары. Каждую поставку могут доставлять несколько машин, нужно хранить информацию о том, какие товары были в каждой машине и об их количестве.</text:p>
      <text:p text:style-name="P1">Необходимо организовать быстрый доступ к данным по наименованию продуктов и <text:span text:style-name="T2">их </text:span>ценам <text:span text:style-name="T2">для расчета динамики изменения цены и сборе статистики по средней стоимости.</text:span></text:p>
      <text:p text:style-name="P2">Необходимо иметь возможность <text:span text:style-name="T3">быстро вывести</text:span> информацию о товарах, включенных в поставку и в каждый рейс.</text:p>
      <text:p text:style-name="P3">Необходимо иметь возможность иметь возможность проследить за количеством <text:span text:style-name="T5">и наименованием</text:span> доставленных товаров для каждого магазина и для каждой из компаний группы, для анализа потребительского поведения по городам и районам, <text:span text:style-name="T4">а также для анализа предпочтений <text:s/>магазинов для приобретения различных товаров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09:18:08.929862117</meta:creation-date>
    <dc:date>2022-11-14T20:20:58.744295352</dc:date>
    <meta:editing-duration>PT7M41S</meta:editing-duration>
    <meta:editing-cycles>4</meta:editing-cycles>
    <meta:generator>LibreOffice/7.3.6.2$Linux_X86_64 LibreOffice_project/30$Build-2</meta:generator>
    <meta:document-statistic meta:table-count="0" meta:image-count="0" meta:object-count="0" meta:page-count="1" meta:paragraph-count="6" meta:word-count="144" meta:character-count="1051" meta:non-whitespace-character-count="910"/>
  </office:meta>
</office:document-meta>
</file>